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c93db" officeooo:paragraph-rsid="001c93db"/>
    </style:style>
    <style:style style:name="P2" style:family="paragraph" style:parent-style-name="Standard">
      <style:paragraph-properties fo:text-align="start" style:justify-single-word="false"/>
      <style:text-properties fo:font-weight="bold" officeooo:rsid="001c93db" officeooo:paragraph-rsid="001c93db" style:font-weight-asian="bold" style:font-weight-complex="bold"/>
    </style:style>
    <style:style style:name="P3" style:family="paragraph" style:parent-style-name="Standard">
      <style:paragraph-properties fo:text-align="start" style:justify-single-word="false"/>
      <style:text-properties fo:font-weight="bold" officeooo:rsid="001e186d" officeooo:paragraph-rsid="001e186d" style:font-weight-asian="bold" style:font-weight-complex="bold"/>
    </style:style>
    <style:style style:name="P4" style:family="paragraph" style:parent-style-name="Standard">
      <style:paragraph-properties fo:text-align="start" style:justify-single-word="false"/>
      <style:text-properties fo:font-weight="normal" officeooo:rsid="001c93db" officeooo:paragraph-rsid="001c93db" style:font-weight-asian="normal" style:font-weight-complex="normal"/>
    </style:style>
    <style:style style:name="P5" style:family="paragraph" style:parent-style-name="Standard">
      <style:paragraph-properties fo:text-align="start" style:justify-single-word="false"/>
      <style:text-properties fo:font-weight="normal" officeooo:rsid="001e186d" officeooo:paragraph-rsid="001e186d" style:font-weight-asian="normal" style:font-weight-complex="normal"/>
    </style:style>
    <style:style style:name="P6" style:family="paragraph" style:parent-style-name="Standard">
      <style:paragraph-properties fo:text-align="start" style:justify-single-word="false"/>
      <style:text-properties fo:font-weight="bold" officeooo:rsid="001e186d" officeooo:paragraph-rsid="001e186d" style:font-weight-asian="bold" style:font-weight-complex="bold"/>
    </style:style>
    <style:style style:name="P7" style:family="paragraph" style:parent-style-name="Standard">
      <style:paragraph-properties fo:text-align="start" style:justify-single-word="false"/>
      <style:text-properties fo:font-weight="normal" officeooo:rsid="001e186d" officeooo:paragraph-rsid="001fb061" style:font-weight-asian="normal" style:font-weight-complex="normal"/>
    </style:style>
    <style:style style:name="T1" style:family="text">
      <style:text-properties officeooo:rsid="001fb061"/>
    </style:style>
    <style:style style:name="T2" style:family="text">
      <style:text-properties fo:font-weight="normal" officeooo:rsid="001fd076" style:font-weight-asian="normal" style:font-weight-complex="normal"/>
    </style:style>
    <style:style style:name="T3" style:family="text">
      <style:text-properties fo:font-weight="normal" officeooo:rsid="00293688" style:font-weight-asian="normal" style:font-weight-complex="normal"/>
    </style:style>
    <style:style style:name="T4" style:family="text">
      <style:text-properties officeooo:rsid="0021ca03"/>
    </style:style>
    <style:style style:name="T5" style:family="text">
      <style:text-properties fo:font-style="italic" officeooo:rsid="0021ca03" style:font-style-asian="italic" style:font-style-complex="italic"/>
    </style:style>
    <style:style style:name="T6" style:family="text">
      <style:text-properties fo:font-style="normal" officeooo:rsid="0021ca03" style:font-style-asian="normal" style:font-style-complex="normal"/>
    </style:style>
    <style:style style:name="T7" style:family="text">
      <style:text-properties fo:font-style="normal" officeooo:rsid="002350c2" style:font-style-asian="normal" style:font-style-complex="normal"/>
    </style:style>
    <style:style style:name="T8" style:family="text">
      <style:text-properties officeooo:rsid="002679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Category<text:span text:style-name="T4">-</text:span>Partition Method with Combinatorial Interaction Testing To Produce <text:span text:style-name="T8">T</text:span>-Way Adequate Test Frames</text:p>
      <text:p text:style-name="P1"/>
      <text:p text:style-name="P1">by Andrew Graff</text:p>
      <text:p text:style-name="P1"/>
      <text:p text:style-name="P1">Supervisory Committee:</text:p>
      <text:p text:style-name="P1">Elena Sherman, Ph.D., Chair</text:p>
      <text:p text:style-name="P1">Gaby Dagher, Ph.D., Member</text:p>
      <text:p text:style-name="P1">Bogdan Dit, Ph.D., Member</text:p>
      <text:p text:style-name="P1"/>
      <text:p text:style-name="P2">Introduction</text:p>
      <text:p text:style-name="P4"><text:tab/><text:span text:style-name="T1">Testing is an important step in the process of creating useful software. Who is going to use or buy your product if it doesn’t function according to the specifications? <text:s/>For this reason, there are countless hours dedicated to testing, debugging and maintaining software so that is performs the work expected of it. It can be a challenge to create a sustainable, thorough, and comprehensive test suite that is efficient and effective at testing software.</text:span></text:p>
      <text:p text:style-name="P3"/>
      <text:p text:style-name="P3">Project Statement</text:p>
      <text:p text:style-name="P7"><text:tab/><text:span text:style-name="T1">Category partitioning is a useful method for breaking up a software system to be tested, and when combined with TSL, can be useful for generating all possible test cases for the given system partition. Similarly, combinatorial interaction testing is useful for defining a subset of tests that satisfy a T-way pairwise interaction using a model and constraints file. These two methodologies and tools are separate pieces of software that require the user to generate the input to both tools. This project takes on the task of combining these two powerful methods and tools so that the user only needs to generate the category partition test specification, and an adequate coverage set of test frames is generated eliminating the need for the engineer to create the model or constraints for the combinatorial interaction testing.</text:span></text:p>
      <text:p text:style-name="P3"/>
      <text:p text:style-name="P3">Background</text:p>
      <text:p text:style-name="P3"><text:tab/><text:span text:style-name="T2">This project builds on the work of two teams that have come up with solutions to two different problems. Here </text:span><text:span text:style-name="T3">we</text:span><text:span text:style-name="T2"> will explain each of those solutions and the tools created to support them.</text:span></text:p>
      <text:p text:style-name="P5"><text:tab/><text:span text:style-name="T4">The </text:span><text:span text:style-name="T5">category-partition method</text:span><text:span text:style-name="T6"> uses formal test specifications </text:span><text:span text:style-name="T7">to </text:span><text:span text:style-name="T6">generate test case descriptions. </text:span><text:span text:style-name="T7">These test case descriptions would then be used to create an executable software test.</text:span><text:span text:style-name="T6"> So how do you generate the formal test specifications? </text:span><text:span text:style-name="T7">Depending on the size of the software system to test, the engineer may need to break the program up into smaller testable blocks. For the purposes of this project, we will just use the example given in the paper that describes this method, which tested the file system command ‘find’.</text:span></text:p>
      <text:p text:style-name="P5"><text:tab/>Combinatorial Interaction Testing -</text:p>
      <text:p text:style-name="P5"/>
      <text:p text:style-name="P3"/>
      <text:p text:style-name="P3">Preliminary Work</text:p>
      <text:p text:style-name="P5"/>
      <text:p text:style-name="P3"/>
      <text:p text:style-name="P3">Proposed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21:05:01.137755474</meta:creation-date>
    <dc:date>2020-06-17T13:57:56.026431865</dc:date>
    <meta:editing-duration>PT2H19M8S</meta:editing-duration>
    <meta:editing-cycles>6</meta:editing-cycles>
    <meta:generator>LibreOffice/5.3.6.1$Linux_X86_64 LibreOffice_project/30$Build-1</meta:generator>
    <meta:document-statistic meta:table-count="0" meta:image-count="0" meta:object-count="0" meta:page-count="1" meta:paragraph-count="16" meta:word-count="368" meta:character-count="2329" meta:non-whitespace-character-count="1971"/>
  </office:meta>
</office:document-meta>
</file>